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8347in" fo:margin-left="0.8382in" fo:margin-top="0in" fo:margin-bottom="0in" table:align="left" style:writing-mode="lr-tb"/>
    </style:style>
    <style:style style:name="Table1.A" style:family="table-column">
      <style:table-column-properties style:column-width="0.1014in"/>
    </style:style>
    <style:style style:name="Table1.B" style:family="table-column">
      <style:table-column-properties style:column-width="0.1007in"/>
    </style:style>
    <style:style style:name="Table1.C" style:family="table-column">
      <style:table-column-properties style:column-width="0.1021in"/>
    </style:style>
    <style:style style:name="Table1.R" style:family="table-column">
      <style:table-column-properties style:column-width="0.111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1.8347in" fo:margin-left="0.8382in" fo:margin-top="0in" fo:margin-bottom="0in" table:align="left" style:writing-mode="lr-tb"/>
    </style:style>
    <style:style style:name="Table2.A" style:family="table-column">
      <style:table-column-properties style:column-width="0.1014in"/>
    </style:style>
    <style:style style:name="Table2.B" style:family="table-column">
      <style:table-column-properties style:column-width="0.1007in"/>
    </style:style>
    <style:style style:name="Table2.C" style:family="table-column">
      <style:table-column-properties style:column-width="0.1021in"/>
    </style:style>
    <style:style style:name="Table2.R" style:family="table-column">
      <style:table-column-properties style:column-width="0.11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HTML_20_Preformatted">
      <style:paragraph-properties style:vertical-align="baseline"/>
    </style:style>
    <style:style style:name="P2" style:family="paragraph" style:parent-style-name="HTML_20_Preformatted">
      <style:paragraph-properties style:vertical-align="baseline"/>
      <style:text-properties style:font-name="Times New Roman" fo:font-size="12pt" style:font-size-asian="12pt" style:font-name-complex="Times New Roman1" style:font-size-complex="12pt" loext:padding="0in" loext:border="none" loext:shadow="none"/>
    </style:style>
    <style:style style:name="P3" style:family="paragraph" style:parent-style-name="HTML_20_Preformatted">
      <style:paragraph-properties style:vertical-align="baselin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HTML_20_Preformatted">
      <style:paragraph-properties fo:text-align="justify" style:justify-single-word="false" style:vertical-align="baselin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333333" loext:opacity="100%" style:font-name="Times New Roman" fo:font-weight="bold" fo:background-color="#ffffff" style:font-weight-asian="bold" style:font-name-complex="Times New Roman1" style:font-weight-complex="bold"/>
    </style:style>
    <style:style style:name="P7" style:family="paragraph" style:parent-style-name="Standard">
      <style:text-properties fo:color="#333333" loext:opacity="100%" style:font-name="Times New Roman" fo:background-color="#ffffff" style:font-name-complex="Times New Roman1"/>
    </style:style>
    <style:style style:name="P8" style:family="paragraph" style:parent-style-name="Standard">
      <style:text-properties fo:color="#333333" loext:opacity="100%" style:font-name="Times New Roman" fo:font-size="12pt" fo:background-color="#ffffff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style:font-name-asian="Calibri1" style:font-size-asian="12pt" style:font-name-complex="Times New Roman1" style:font-size-complex="12pt" loext:padding="0in" loext:border="none" loext:shadow="none"/>
    </style:style>
    <style:style style:name="P10" style:family="paragraph" style:parent-style-name="Standard">
      <style:paragraph-properties fo:margin-top="0in" fo:margin-bottom="0in" style:contextual-spacing="false" fo:line-height="100%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333333" loext:opacity="100%" style:font-name="Times New Roman" fo:font-size="11pt" fo:language="tr" fo:country="TR" style:letter-kerning="false" fo:background-color="#ffffff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T1" style:family="text">
      <style:text-properties fo:color="#333333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333333" loext:opacity="100%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333333" loext:opacity="100%" style:font-name="Times New Roman" fo:font-size="12pt" fo:background-color="#ffffff" loext:char-shading-value="0" style:font-size-asian="12pt" style:font-name-complex="Times New Roman1" style:font-size-complex="12pt"/>
    </style:style>
    <style:style style:name="T4" style:family="text">
      <style:text-properties fo:color="#333333" loext:opacity="100%" style:font-name="Times New Roman" fo:font-size="12pt" fo:background-color="#ffffff" loext:char-shading-value="0" style:font-name-asian="Calibri1" style:font-size-asian="12pt" style:font-name-complex="Times New Roman1" style:font-size-complex="12pt"/>
    </style:style>
    <style:style style:name="T5" style:family="text">
      <style:text-properties fo:color="#333333" loext:opacity="100%" style:font-name="Times New Roman" fo:font-size="12pt" style:text-underline-style="solid" style:text-underline-width="auto" style:text-underline-color="font-color" fo:background-color="#ffffff" loext:char-shading-value="0" style:font-size-asian="12pt" style:font-name-complex="Times New Roman1" style:font-size-complex="12pt"/>
    </style:style>
    <style:style style:name="T6" style:family="text">
      <style:text-properties fo:color="#333333" loext:opacity="100%" style:font-name="Times New Roman" fo:background-color="#ffffff" loext:char-shading-value="0" style:font-name-complex="Times New Roman1"/>
    </style:style>
    <style:style style:name="T7" style:family="text">
      <style:text-properties style:font-name="Times New Roman" fo:font-size="12pt" style:font-name-asian="Calibri1" style:font-size-asian="12pt" style:font-name-complex="Times New Roman1" style:font-size-complex="12pt" loext:padding="0in" loext:border="none" loext:shadow="none"/>
    </style:style>
    <style:style style:name="T8" style:family="text">
      <style:text-properties style:font-name="Times New Roman" fo:font-size="12pt" style:font-size-asian="12pt" style:font-name-complex="Times New Roman1" style:font-size-complex="12pt" loext:padding="0in" loext:border="none" loext:shadow="none"/>
    </style:style>
    <style:style style:name="T9" style:family="text">
      <style:text-properties style:font-name="Times New Roman" fo:font-size="12pt" style:font-name-asian="Times New Roman1" style:font-size-asian="12pt" style:language-asian="tr" style:country-asian="TR" style:font-name-complex="Times New Roman1" style:font-size-complex="12pt"/>
    </style:style>
    <style:style style:name="T10" style:family="text">
      <style:text-properties style:font-name="Times New Roman" fo:font-size="12pt" style:font-name-asian="Times New Roman1" style:font-size-asian="12pt" style:language-asian="tr" style:country-asian="TR" style:font-name-complex="Times New Roman1" style:font-size-complex="12pt" loext:padding="0in" loext:border="none" loext:shadow="none"/>
    </style:style>
    <style:style style:name="T11" style:family="text">
      <style:text-properties fo:color="#202124" loext:opacity="100%" style:font-name="Arial" fo:background-color="#ffffff" loext:char-shading-value="0" style:font-name-complex="Arial2"/>
    </style:style>
    <style:style style:name="T12" style:family="text">
      <style:text-properties fo:color="#232629" loext:opacity="100%" style:font-name="Segoe UI" fo:font-size="11.5pt" fo:background-color="#ffffff" loext:char-shading-value="0" style:font-size-asian="11.5pt" style:font-name-complex="Segoe UI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BİYOİNFORMATİK ALGORİTMALARA GİRİŞ ÖDEV-II</text:span></text:p>
      <text:p text:style-name="Standard"><text:span text:style-name="T2">031990049-Murat Can Özen</text:span></text:p>
      <text:p text:style-name="P6"/>
      <text:p text:style-name="Standard"><text:span text:style-name="T2">SORU-1</text:span></text:p>
      <text:p text:style-name="Standard"><text:span text:style-name="T3">A-TTG-CTT</text:span></text:p>
      <text:p text:style-name="Standard"><text:span text:style-name="T3">ACCTGGC-T</text:span></text:p>
      <text:p text:style-name="Standard"><text:span text:style-name="T3">ACTA-GCTA</text:span></text:p>
      <text:p text:style-name="Standard"><text:span text:style-name="T3">AGTAGCATT</text:span></text:p>
      <text:p text:style-name="Standard"><text:span text:style-name="T3">Yukarıdaki sekansları için </text:span></text:p>
      <text:p text:style-name="Standard"><text:span text:style-name="T3">a)<text:tab/>Entropi hesabını yapan</text:span></text:p>
      <text:p text:style-name="Standard"><text:span text:style-name="T3">b)<text:tab/>Sum of Pairs skorunu hesaplayan</text:span></text:p>
      <text:p text:style-name="Standard"><text:span text:style-name="T3">c)<text:tab/>Konsensüs sekansı bulan</text:span></text:p>
      <text:p text:style-name="Standard"><text:span text:style-name="T3">bilgisayar programını Python dili ile yazınız. Başka bir dil kabul edilmez.</text:span></text:p>
      <text:p text:style-name="Standard"><text:span text:style-name="T3">Hazırlanacak Gönderim İçeriği:</text:span></text:p>
      <text:p text:style-name="Standard"><text:span text:style-name="T3">1.<text:tab/>Problem tanımı,</text:span></text:p>
      <text:p text:style-name="Standard"><text:span text:style-name="T3">2.<text:tab/>Program kodları,</text:span></text:p>
      <text:p text:style-name="Standard"><text:span text:style-name="T3">3.<text:tab/>Kod satırı açıklamaları,</text:span></text:p>
      <text:p text:style-name="Standard"><text:span text:style-name="T3">4.<text:tab/>Program kodlama çıktıları (running example) mutlaka bulunmalıdır</text:span><text:span text:style-name="T6">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Standard"><text:soft-page-break/><text:span text:style-name="T3">A-TTG-CTT</text:span></text:p>
      <text:p text:style-name="Standard"><text:span text:style-name="T3">ACCTGGC-T</text:span></text:p>
      <text:p text:style-name="Standard"><text:span text:style-name="T3">ACTA-GCTA</text:span></text:p>
      <text:p text:style-name="Standard"><text:span text:style-name="T3">AGTAGCATT</text:span></text:p>
      <text:p text:style-name="Standard"><text:span text:style-name="T2">a- Entropi hesabı</text:span></text:p>
      <text:p text:style-name="Standard"><text:span text:style-name="T6">Entropi dediğimiz düzensizlik ve rastgelelilik anlamındadır.Bizim bu ödevde bulmaya çalışacağımız durumlardan birisi de entropi olacak.</text:span></text:p>
      <text:p text:style-name="Standard"><text:span text:style-name="HTML_20_Code"><text:span text:style-name="T7"><text:s text:c="8"/>seq1= </text:span></text:span><text:span text:style-name="T3">A <text:s text:c="2"/>- <text:s/>T <text:s/>T <text:s/>G <text:s text:c="2"/>- <text:s/>C <text:s/>T <text:s/>T</text:span></text:p>
      <text:p text:style-name="Standard"><text:span text:style-name="HTML_20_Code"><text:span text:style-name="T7"><text:s text:c="8"/>seq2= </text:span></text:span><text:span text:style-name="T3">A <text:s/>C <text:s/>C <text:s/>T <text:s/>G <text:s/>G <text:s/>C <text:s/>- <text:s/>T</text:span></text:p>
      <text:p text:style-name="Standard"><text:span text:style-name="HTML_20_Code"><text:span text:style-name="T7"><text:s text:c="8"/>seq3= </text:span></text:span><text:span text:style-name="T3">A <text:s/>C <text:s/>T <text:s/>A <text:s/>- <text:s text:c="2"/>G <text:s/>C <text:s/>T <text:s/>A</text:span></text:p>
      <text:p text:style-name="Standard"><text:span text:style-name="T3"><text:s text:c="8"/>seq4= A <text:s/>G <text:s/>T <text:s/>A <text:s/>G <text:s/>C <text:s/>A <text:s/>T <text:s/>T</text:span></text:p>
      <text:p text:style-name="P7"/>
      <text:p text:style-name="Standard"><text:span text:style-name="T3">Biz bu dört dizinin entropisini hesaplamak istersek kullanmamız gereken bir formül olacaktır.</text:span></text:p>
      <text:p text:style-name="P10"><text:span text:style-name="T10">Entropy (A[:][i])= - ∑ <text:s/>p_ia log( p_ia)</text:span></text:p>
      <text:p text:style-name="P10"><text:span text:style-name="T10">p_ia = C_ia /∑ <text:s/>C_ia'</text:span></text:p>
      <text:p text:style-name="P8"/>
      <text:p text:style-name="Standard"><text:span text:style-name="T3">Entropy= <text:s/>- </text:span><text:span text:style-name="T11">∑ </text:span><text:span text:style-name="T3">px.log(px)</text:span></text:p>
      <text:p text:style-name="Standard"><text:span text:style-name="T3"><text:s text:c="15"/>X=A,T,G,C</text:span></text:p>
      <text:p text:style-name="Standard"><text:span text:style-name="T3">formülünü kullanarak hesaplanabileceğini dersimizde incelemiştik.</text:span></text:p>
      <text:p text:style-name="P8"/>
      <text:p text:style-name="Standard"><text:span text:style-name="T3">{</text:span> <text:span text:style-name="T3">A_TTG_CTT, ACCTGGC_T, ACTA_GCTA,AGTAGCATT} şeklinde elimizde 4 sekanslı bir veri var.</text:span></text:p>
      <text:p text:style-name="Standard"><text:span text:style-name="T3">1. sütun için:pA=1,pT=0,pG=0,pC=0,p_=</text:span><text:span text:style-name="T2">0</text:span></text:p>
      <text:p text:style-name="Standard"><text:span text:style-name="T3"><text:s/>Entropy= -[1.log(1)+0+0+0+0] = 0</text:span></text:p>
      <text:p text:style-name="P8"/>
      <text:p text:style-name="Standard"><text:span text:style-name="T3">2. sütun için:pA=0,pT=0,pc=0.5,pG=0.25,p_=0.25</text:span></text:p>
      <text:p text:style-name="Standard"><text:span text:style-name="T6"><text:s text:c="5"/></text:span><text:span text:style-name="T3">Entropy= -[0+0+0.5.log(0.5)+ 0.25.log(0.5)+ 0.25.log(0.25)]=0.15+0.15+0.15=</text:span><text:span text:style-name="T2">0.45</text:span></text:p>
      <text:p text:style-name="P7"/>
      <text:p text:style-name="Standard"><text:span text:style-name="T3">2. sütun için:pA=0,pT=0.75,pc=0.25,pG=0,p_=0</text:span></text:p>
      <text:p text:style-name="Standard"><text:span text:style-name="T6"><text:s text:c="5"/></text:span><text:span text:style-name="T3">Entropy= -[0+0.75.log(0.75)+ 0.25.log(0.25)+0+0]=0.093+0.15=</text:span><text:span text:style-name="T2">0.243</text:span></text:p>
      <text:p text:style-name="P7"/>
      <text:p text:style-name="P7"/>
      <text:p text:style-name="Standard"><text:soft-page-break/><text:span text:style-name="T3">4. sütun için:pA=0.5,pT=0.5,pc=0,pG=0,p_=0</text:span></text:p>
      <text:p text:style-name="Standard"><text:span text:style-name="T3"><text:s text:c="4"/>Entropy= -[0.5.log(0.5)+ 0.5.log(0.5)+0+0+0] = 0.15+0.15=</text:span><text:span text:style-name="T2">0.15</text:span></text:p>
      <text:p text:style-name="P8"/>
      <text:p text:style-name="Standard"><text:span text:style-name="T3">5. sütun için:pA=0,pT=0,pc=0,pG=0.75,p_=0.25</text:span></text:p>
      <text:p text:style-name="Standard"><text:span text:style-name="T3"><text:s text:c="5"/>Entropy= -[0+0+0+0.75.log(0.75)+ 0.25.log(0.25)] = 0.093+0.15=</text:span><text:span text:style-name="T2">0.243</text:span></text:p>
      <text:p text:style-name="P7"/>
      <text:p text:style-name="Standard"><text:span text:style-name="T3">6. sütun için:pA=0,pT=0,pc=0.25,pG=0.5,p_=0.25</text:span></text:p>
      <text:p text:style-name="Standard"><text:span text:style-name="T6"><text:s text:c="5"/></text:span><text:span text:style-name="T3">Entropy= -[0+0+0.5.log(0.5)+ 0.25.log(0.5)+ 0.25.log(0.25)]=0.15+0.15+0.15=</text:span><text:span text:style-name="T2">0.45</text:span></text:p>
      <text:p text:style-name="P7"/>
      <text:p text:style-name="Standard"><text:span text:style-name="T3">7. sütun için:pA=0.25,pT=0,pc=0.75,pG=0,p_=0</text:span></text:p>
      <text:p text:style-name="Standard"><text:span text:style-name="T3"><text:s text:c="4"/>Entropy= -[0+0+0+0.75.log(0.75)+ 0.25.log(0.25)] = 0.093+0.15=</text:span><text:span text:style-name="T2">0.243</text:span></text:p>
      <text:p text:style-name="P8"/>
      <text:p text:style-name="Standard"><text:span text:style-name="T3">8. sütun için:pA=0,pT=0.75,pc=0,pG=0,p_=0.25</text:span></text:p>
      <text:p text:style-name="Standard"><text:span text:style-name="T3"><text:s text:c="4"/>Entropy= -[0+0+0+0.75.log(0.75)+ 0.25.log(0.25)] = 0.093+0.15=</text:span><text:span text:style-name="T2">0.243</text:span></text:p>
      <text:p text:style-name="P7"/>
      <text:p text:style-name="Standard"><text:span text:style-name="T3">9. sütun için:pA=0.25,pT=0.75,pc=0,pG=0,p_=0</text:span></text:p>
      <text:p text:style-name="Standard"><text:span text:style-name="T3"><text:s text:c="4"/>Entropy= -[0+0+0+0.75.log(0.75)+ 0.25.log(0.25)] = 0.093+0.15=</text:span><text:span text:style-name="T2">0.243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text:span text:style-name="T3">A-TTG-CTT</text:span></text:p>
      <text:p text:style-name="Standard"><text:span text:style-name="T3">ACCTGGC-T</text:span></text:p>
      <text:p text:style-name="Standard"><text:span text:style-name="T3">ACTA-GCTA</text:span></text:p>
      <text:p text:style-name="Standard"><text:span text:style-name="T3">AGTAGCATT</text:span></text:p>
      <text:p text:style-name="Standard"><text:span text:style-name="T2">b- Sum of Pairs skoru</text:span></text:p>
      <text:p text:style-name="Standard"><text:span text:style-name="T3">Sum of Pairs skoru hesaplaması yaparken;</text:span></text:p>
      <text:p text:style-name="Standard"><text:span text:style-name="T3">A!=B için s(A,B)=2,s(A,-)=d(-,A)=-1 A!=’-’ için 3 değerini alır.Diğer tüm ağırlık faktörlerini ‘1’olarak kullanmaktayız.</text:span></text:p>
      <text:p text:style-name="Standard"><text:span text:style-name="T3">Kısacası d(A,A) gibi benzerlik durumunda ‘3’ değerini,d(T,-) gibi durumda ‘-1’ değerini ve d(T,C) gibi farklılık durmunda ‘2’ değerini aldığını belirtmekteyiz.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2:**</text:span></text:span></text:p>
      <text:p text:style-name="P1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-,C)=</text:span></text:span><text:span text:style-name="hljs-number"><text:span text:style-name="T8">-1</text:span></text:span><text:span text:style-name="HTML_20_Code"><text:span text:style-name="T8">, d(T,C)=</text:span></text:span><text:span text:style-name="hljs-number"><text:span text:style-name="T8">2</text:span></text:span><text:span text:style-name="HTML_20_Code"><text:span text:style-name="T8">,d(T,T)=</text:span></text:span><text:span text:style-name="hljs-number"><text:span text:style-name="T8">3</text:span></text:span><text:span text:style-name="HTML_20_Code"><text:span text:style-name="T8">,d(G,G)=</text:span></text:span><text:span text:style-name="hljs-number"><text:span text:style-name="T8">3,d(-,G)=-1, d(C,C )=3, d(T,-)=-1,d(T,T)=3</text:span></text:span></text:p>
      <text:p text:style-name="P2"><text:span text:style-name="hljs-number"><text:span text:style-name="T8"/>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3**:</text:span></text:span></text:p>
      <text:p text:style-name="P1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-,C)=-</text:span></text:span><text:span text:style-name="hljs-number"><text:span text:style-name="T8">1</text:span></text:span><text:span text:style-name="HTML_20_Code"><text:span text:style-name="T8">, d(T,T)=</text:span></text:span><text:span text:style-name="hljs-number"><text:span text:style-name="T8">3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-)=-</text:span></text:span><text:span text:style-name="hljs-number"><text:span text:style-name="T8">1,d(-,G)=-1, d(C,C )=3, d(T,T)=3,d(T,A)=2</text:span></text:span></text:p>
      <text:p text:style-name="P2"><text:span text:style-name="hljs-number"><text:span text:style-name="T8"/>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4**:</text:span></text:span></text:p>
      <text:p text:style-name="P1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-,G)=-</text:span></text:span><text:span text:style-name="hljs-number"><text:span text:style-name="T8">1</text:span></text:span><text:span text:style-name="HTML_20_Code"><text:span text:style-name="T8">, d(T,T)=</text:span></text:span><text:span text:style-name="hljs-number"><text:span text:style-name="T8">3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G)=</text:span></text:span><text:span text:style-name="hljs-number"><text:span text:style-name="T8">3,d(-,C)=-1, d(C,A )=2, d(T,T)=3,d(T,T)=3</text:span></text:span></text:p>
      <text:p text:style-name="P2"><text:span text:style-name="hljs-number"><text:span text:style-name="T8"/></text:span></text:p>
      <text:p text:style-name="P1"><text:span text:style-name="HTML_20_Code"><text:span text:style-name="T8">**seq2 </text:span></text:span><text:span text:style-name="hljs-keyword"><text:span text:style-name="T8">and</text:span></text:span><text:span text:style-name="HTML_20_Code"><text:span text:style-name="T8"> seq3**:</text:span></text:span></text:p>
      <text:p text:style-name="P1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C,C)=</text:span></text:span><text:span text:style-name="hljs-number"><text:span text:style-name="T8">3</text:span></text:span><text:span text:style-name="HTML_20_Code"><text:span text:style-name="T8">, d(C,T)=</text:span></text:span><text:span text:style-name="hljs-number"><text:span text:style-name="T8">2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-)=-</text:span></text:span><text:span text:style-name="hljs-number"><text:span text:style-name="T8">1,d(G,G)=3, d(C,C )=3, d(-,T)=-1,d(T,A)=2</text:span></text:span></text:p>
      <text:p text:style-name="P8"/>
      <text:p text:style-name="P1"><text:span text:style-name="HTML_20_Code"><text:span text:style-name="T8">**seq2 </text:span></text:span><text:span text:style-name="hljs-keyword"><text:span text:style-name="T8">and</text:span></text:span><text:span text:style-name="HTML_20_Code"><text:span text:style-name="T8"> seq4**:</text:span></text:span></text:p>
      <text:p text:style-name="P1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C,G)=</text:span></text:span><text:span text:style-name="hljs-number"><text:span text:style-name="T8">2</text:span></text:span><text:span text:style-name="HTML_20_Code"><text:span text:style-name="T8">, d(C,T)=</text:span></text:span><text:span text:style-name="hljs-number"><text:span text:style-name="T8">2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G)=</text:span></text:span><text:span text:style-name="hljs-number"><text:span text:style-name="T8">3,d(G,C)=2, d(C,A )=2, d(-,T)=-1,d(T,T)=3</text:span></text:span></text:p>
      <text:p text:style-name="P8"/>
      <text:p text:style-name="P1"><text:span text:style-name="HTML_20_Code"><text:span text:style-name="T8">**seq3 </text:span></text:span><text:span text:style-name="hljs-keyword"><text:span text:style-name="T8">and</text:span></text:span><text:span text:style-name="HTML_20_Code"><text:span text:style-name="T8"> seq4**:</text:span></text:span></text:p>
      <text:p text:style-name="P4"><text:span text:style-name="HTML_20_Code"><text:span text:style-name="T8">d(A,A)=</text:span></text:span><text:span text:style-name="hljs-number"><text:span text:style-name="T8">3</text:span></text:span><text:span text:style-name="HTML_20_Code"><text:span text:style-name="T8">, d(C,G)=</text:span></text:span><text:span text:style-name="hljs-number"><text:span text:style-name="T8">2</text:span></text:span><text:span text:style-name="HTML_20_Code"><text:span text:style-name="T8">, d(T,T)=</text:span></text:span><text:span text:style-name="hljs-number"><text:span text:style-name="T8">3</text:span></text:span><text:span text:style-name="HTML_20_Code"><text:span text:style-name="T8">,d(A,A)=</text:span></text:span><text:span text:style-name="hljs-number"><text:span text:style-name="T8">3</text:span></text:span><text:span text:style-name="HTML_20_Code"><text:span text:style-name="T8">,d(-,G)=-</text:span></text:span><text:span text:style-name="hljs-number"><text:span text:style-name="T8">1,d(G,C)=2, d(C,A )=2, d(T,T)=3,d(A,T)=2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HTML_20_Code"><text:span text:style-name="T7"><text:s text:c="9"/>seq1= </text:span></text:span><text:span text:style-name="T3">A <text:s text:c="2"/>- <text:s/>T <text:s/>T <text:s/>G <text:s text:c="2"/>- <text:s/>C <text:s/>T <text:s/>T</text:span></text:p>
      <text:p text:style-name="Standard"><text:span text:style-name="HTML_20_Code"><text:span text:style-name="T7"><text:s text:c="9"/>seq2= </text:span></text:span><text:span text:style-name="T3">A <text:s/>C <text:s/>C <text:s/>T <text:s/>G <text:s/>G <text:s/>C <text:s/>- <text:s/>T</text:span></text:p>
      <text:p text:style-name="Standard"><text:span text:style-name="HTML_20_Code"><text:span text:style-name="T7"><text:s text:c="9"/>seq3= </text:span></text:span><text:span text:style-name="T3">A <text:s/>C <text:s/>T <text:s/>A <text:s/>- <text:s text:c="2"/>G <text:s/>C <text:s/>T <text:s/>A</text:span></text:p>
      <text:p text:style-name="Standard"><text:span text:style-name="T3"><text:s text:c="9"/>seq4= A <text:s/>G <text:s/>T <text:s/>A <text:s/>G <text:s/>C <text:s/>A <text:s/>T <text:s/>T</text:span></text:p>
      <text:p text:style-name="Standard"><text:span text:style-name="HTML_20_Code"><text:span text:style-name="T4"><text:s text:c="20"/>3 <text:s/>-1 <text:s text:c="2"/>2 <text:s/>3 <text:s text:c="2"/>3 <text:s/>-1 <text:s/>3 <text:s/>-1 <text:s/>3</text:span></text:span></text:p>
      <text:p text:style-name="Standard"><text:span text:style-name="HTML_20_Code"><text:span text:style-name="T4"><text:s text:c="20"/>3 <text:s/>-1 <text:s text:c="2"/>2 <text:s/>3 <text:s text:c="2"/>3 <text:s/>-1 <text:s/>3 <text:s/>-1 <text:s/>3</text:span></text:span></text:p>
      <text:p text:style-name="Standard"><text:span text:style-name="HTML_20_Code"><text:span text:style-name="T4"><text:s text:c="20"/>3 <text:s/>-1 <text:s text:c="2"/>3 <text:s/>2 <text:s text:c="2"/>3 <text:s/>-1 <text:s/>2 <text:s text:c="2"/>3 <text:s/>3 <text:s text:c="10"/></text:span></text:span></text:p>
      <text:p text:style-name="Standard"><text:span text:style-name="HTML_20_Code"><text:span text:style-name="T4"><text:s text:c="20"/>3 <text:s text:c="2"/>3 <text:s text:c="2"/>2 <text:s/>2 <text:s/>-1 <text:s text:c="2"/>3 <text:s/>3 <text:s/>-1 <text:s/>2</text:span></text:span></text:p>
      <text:p text:style-name="Standard"><text:span text:style-name="HTML_20_Code"><text:span text:style-name="T4"><text:s text:c="20"/>3 <text:s text:c="2"/>2 <text:s text:c="2"/>2 <text:s/>2 <text:s text:c="2"/>3 <text:s text:c="2"/>2 <text:s text:c="2"/>2 <text:s/>-1 <text:s/>3</text:span></text:span></text:p>
      <text:p text:style-name="Standard"><text:span text:style-name="HTML_20_Code"><text:span text:style-name="T4"><text:s text:c="20"/>3 <text:s text:c="2"/>2 <text:s text:c="2"/>3 <text:s/>3 <text:s/>-1 <text:s text:c="2"/>2 <text:s text:c="2"/>2 <text:s text:c="2"/>3 <text:s/>2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R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Standard"><text:span text:style-name="T3"><text:s text:c="20"/>(3+3+3+3+3+3)*1+(3+2+2-1-1- <text:s/>1)*1+(2+2+3+2+2+3)*1+(3+3+2+2+2+3)*1+(3+3+3+3-1-1)*1+(3+2+2-1-1-1)*1+(3+3+3+2+2+2)*1+(3+3-1-1-1-1)*1+(3+3+3+3+2+2)*1 = 18+4+14+15+10+4+15+2+16=</text:span><text:span text:style-name="T5">98</text:span><text:span text:style-name="T3"> sonucuna ulaşılır.</text:span></text:p>
      <text:p text:style-name="Standard"><text:span text:style-name="T3">Buradan çıkan sonuç bize Sum of Pairs skorunu verecektir.</text:span></text:p>
      <text:p text:style-name="Standard"><text:span text:style-name="T3">Yukarıda yaptığımız işlem bizim Sum of Pairs skorunu bulmamızda ele aldığımız işlem adımlarını içermektedi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T3">A-TTG-CTT</text:span></text:p>
      <text:p text:style-name="Standard"><text:span text:style-name="T3">ACCTGGC-T</text:span></text:p>
      <text:p text:style-name="Standard"><text:span text:style-name="T3">ACTA-GCTA</text:span></text:p>
      <text:p text:style-name="Standard"><text:span text:style-name="T3">AGTAGCATT</text:span></text:p>
      <text:p text:style-name="Standard"><text:span text:style-name="T2">c- Konsensüs sekansı</text:span></text:p>
      <text:p text:style-name="Standard"><text:span text:style-name="T3">Konsensüs puanı olarak belittiğimiz durum,diziler ve konsensüs dizisi(</text:span><text:span text:style-name="T12">consensus sequence) arasındaki ikili puanın toplamıdır.</text:span></text:p>
      <text:p text:style-name="Standard"><text:span text:style-name="T12">Konsensüs(A) =sum{l} ^ {i=1]d(i} l dizisinin uzunluğudur, d iki baz arasındaki mesafedir.</text:span></text:p>
      <text:p text:style-name="Standard"><text:span text:style-name="T12">Örnek olarak belirtecek olursak;</text:span></text:p>
      <text:p text:style-name="Standard"><text:span text:style-name="T12">A != B için d(A,B)=2, A!=’-’,0 için d(A,-)=d(-A)=1</text:span></text:p>
      <text:p text:style-name="Standard"><text:span text:style-name="T12">Burada belirttğimiz A ve B yerine ‘A,C,T,G’ gelecektir.</text:span></text:p>
      <text:p text:style-name="Standard"><text:span text:style-name="T3">Öncelikle seq1 ve seq2,ardından seq1 ve seq3 sonra seq1 ve seq4 sonra seq2 ve seq 3 sonra seq2 ve seq4 daha sonra seq3 ve seq4 arasındaki mesafeyi hesaplarız.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2:**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-,C)=</text:span></text:span><text:span text:style-name="hljs-number"><text:span text:style-name="T8">1</text:span></text:span><text:span text:style-name="HTML_20_Code"><text:span text:style-name="T8">, d(T,C)=</text:span></text:span><text:span text:style-name="hljs-number"><text:span text:style-name="T8">2</text:span></text:span><text:span text:style-name="HTML_20_Code"><text:span text:style-name="T8">,d(T,T)=</text:span></text:span><text:span text:style-name="hljs-number"><text:span text:style-name="T8">0</text:span></text:span><text:span text:style-name="HTML_20_Code"><text:span text:style-name="T8">,d(G,G)=</text:span></text:span><text:span text:style-name="hljs-number"><text:span text:style-name="T8">0,d(-,G)=1, d(C,C )=0, d(T,-)=1,d(T,T)=0</text:span></text:span></text:p>
      <text:p text:style-name="P1"><text:span text:style-name="hljs-number"><text:span text:style-name="T8">Buradaki durumda da gördüğümüz gibi eşdeğer olarak gelen durumlarda mesafemiz ‘0’ olarak buunmaktadır(d(A,A)=0).(-,A) gibi durumlarda ise mesafe ‘1’ sonucunu almaktadır.d(T,C) gibi durumlarda ise sekans mesafesi ‘2’ ddeğerini almaktadır.</text:span></text:span></text:p>
      <text:p text:style-name="P2"><text:span text:style-name="HTML_20_Code"><text:span text:style-name="T8"/>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3**: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-,C)=</text:span></text:span><text:span text:style-name="hljs-number"><text:span text:style-name="T8">1</text:span></text:span><text:span text:style-name="HTML_20_Code"><text:span text:style-name="T8">, d(T,T)=</text:span></text:span><text:span text:style-name="hljs-number"><text:span text:style-name="T8">0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-)=</text:span></text:span><text:span text:style-name="hljs-number"><text:span text:style-name="T8">1,d(-,G)=1, d(C,C )=0, d(T,T)=0,d(T,A)=2</text:span></text:span></text:p>
      <text:p text:style-name="P1"><text:span text:style-name="hljs-number"><text:span text:style-name="T8">Buradaki durumda da gördüğümüz gibi yine eşdeğer durumlarda mesafemiz ‘0’ oluyor.Fakat d(-,G)=d(G,-) gibi bir durum elimizde varsa mesafe ile ilgili sonucumuzu’1’ almaktayız.</text:span></text:span></text:p>
      <text:p text:style-name="P1"><text:span text:style-name="hljs-number"><text:span text:style-name="T8">d(T,A) gibi durumlarda ise sekans mesafesi ‘2’ değerini almaktadır.</text:span></text:span></text:p>
      <text:p text:style-name="P2"><text:span text:style-name="HTML_20_Code"><text:span text:style-name="T8"/></text:span></text:p>
      <text:p text:style-name="P1"><text:span text:style-name="HTML_20_Code"><text:span text:style-name="T8">**seq1 </text:span></text:span><text:span text:style-name="hljs-keyword"><text:span text:style-name="T8">and</text:span></text:span><text:span text:style-name="HTML_20_Code"><text:span text:style-name="T8"> seq4**: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-,G)=</text:span></text:span><text:span text:style-name="hljs-number"><text:span text:style-name="T8">1</text:span></text:span><text:span text:style-name="HTML_20_Code"><text:span text:style-name="T8">, d(T,T)=</text:span></text:span><text:span text:style-name="hljs-number"><text:span text:style-name="T8">0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G)=</text:span></text:span><text:span text:style-name="hljs-number"><text:span text:style-name="T8">0,d(-,C)=1, d(C,A )=2, d(T,T)=0,d(T,T)=0</text:span></text:span></text:p>
      <text:p text:style-name="P1"><text:span text:style-name="hljs-number"><text:span text:style-name="T8">Buradaki durumda da gördüğümüz gibi yine eşdeğer durumlarda mesafemiz ‘0’ oluyor.Fakat d(-,G) ve d(-,C) gibi bir durum elimizde varsa mesafe ile ilgili sonucumuzu’1’ almaktayız.</text:span></text:span></text:p>
      <text:p text:style-name="P1"><text:span text:style-name="hljs-number"><text:span text:style-name="T8">Buradaki durumlardan biri olan farklı iki sekans arasındaki mesafe bulunurken d(T,A) gibi bir örnekte incelersek mesafeyi ‘2’ olarak almatayız. </text:span></text:span></text:p>
      <text:p text:style-name="P2"><text:span text:style-name="hljs-number"><text:span text:style-name="T8"/></text:span></text:p>
      <text:p text:style-name="P3"/>
      <text:p text:style-name="P1"><text:span text:style-name="HTML_20_Code"><text:span text:style-name="T8">**seq2 </text:span></text:span><text:span text:style-name="hljs-keyword"><text:span text:style-name="T8">and</text:span></text:span><text:span text:style-name="HTML_20_Code"><text:span text:style-name="T8"> seq3**: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C,C)=</text:span></text:span><text:span text:style-name="hljs-number"><text:span text:style-name="T8">0</text:span></text:span><text:span text:style-name="HTML_20_Code"><text:span text:style-name="T8">, d(C,T)=</text:span></text:span><text:span text:style-name="hljs-number"><text:span text:style-name="T8">2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-)=</text:span></text:span><text:span text:style-name="hljs-number"><text:span text:style-name="T8">1,d(G,G)=0, d(C,C )=0, d(-,T)=1,d(T,A)=2</text:span></text:span></text:p>
      <text:p text:style-name="P1"><text:span text:style-name="hljs-number"><text:span text:style-name="T8">Buradaki durumda da gördüğümüz gibi yine eşdeğer durumlarda mesafemiz ‘0’ oluyor.Fakat d(G,-) ve d(-,T) gibi bir durum elimizde varsa mesafe ile ilgili sonucumuzu’1’ almaktayız.</text:span></text:span></text:p>
      <text:p text:style-name="P1"><text:span text:style-name="hljs-number"><text:span text:style-name="T8">Buradaki durumlardan biri olan farklı iki sekans arasındaki mesafe bulunurken d(T,A) gibi bir örnekte incelersek mesafeyi ‘2’ olarak almatayız. </text:span></text:span></text:p>
      <text:p text:style-name="P8"/>
      <text:p text:style-name="P8"/>
      <text:p text:style-name="P1"><text:soft-page-break/><text:span text:style-name="HTML_20_Code"><text:span text:style-name="T8">**seq2 </text:span></text:span><text:span text:style-name="hljs-keyword"><text:span text:style-name="T8">and</text:span></text:span><text:span text:style-name="HTML_20_Code"><text:span text:style-name="T8"> seq4**: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C,G)=</text:span></text:span><text:span text:style-name="hljs-number"><text:span text:style-name="T8">2</text:span></text:span><text:span text:style-name="HTML_20_Code"><text:span text:style-name="T8">, d(C,T)=</text:span></text:span><text:span text:style-name="hljs-number"><text:span text:style-name="T8">2</text:span></text:span><text:span text:style-name="HTML_20_Code"><text:span text:style-name="T8">,d(T,A)=</text:span></text:span><text:span text:style-name="hljs-number"><text:span text:style-name="T8">2</text:span></text:span><text:span text:style-name="HTML_20_Code"><text:span text:style-name="T8">,d(G,G)=</text:span></text:span><text:span text:style-name="hljs-number"><text:span text:style-name="T8">0,d(G,C)=2, d(C,A )=2, d(-,T)=1,d(T,T)=0</text:span></text:span></text:p>
      <text:p text:style-name="P1"><text:span text:style-name="hljs-number"><text:span text:style-name="T8">Buradaki durumda da gördüğümüz gibi yine eşdeğer durumlarda mesafemiz ‘0’ oluyor.Fakat d(-,T)gibi bir durum elimizde varsa mesafe ile ilgili sonucumuzu’1’ almaktayız.</text:span></text:span></text:p>
      <text:p text:style-name="P1"><text:span text:style-name="hljs-number"><text:span text:style-name="T8">Buradaki durumlardan biri olan farklı iki sekans arasındaki mesafe bulunurken d(T,A) gibi bir örnekte incelersek mesafeyi ‘2’ olarak almatayız. </text:span></text:span></text:p>
      <text:p text:style-name="Standard"><text:span text:style-name="HTML_20_Code"><text:span text:style-name="T7"><text:s text:c="9"/></text:span></text:span></text:p>
      <text:p text:style-name="P1"><text:span text:style-name="HTML_20_Code"><text:span text:style-name="T8">**seq3 </text:span></text:span><text:span text:style-name="hljs-keyword"><text:span text:style-name="T8">and</text:span></text:span><text:span text:style-name="HTML_20_Code"><text:span text:style-name="T8"> seq4**:</text:span></text:span></text:p>
      <text:p text:style-name="P1"><text:span text:style-name="HTML_20_Code"><text:span text:style-name="T8">d(A,A)=</text:span></text:span><text:span text:style-name="hljs-number"><text:span text:style-name="T8">0</text:span></text:span><text:span text:style-name="HTML_20_Code"><text:span text:style-name="T8">, d(C,G)=</text:span></text:span><text:span text:style-name="hljs-number"><text:span text:style-name="T8">2</text:span></text:span><text:span text:style-name="HTML_20_Code"><text:span text:style-name="T8">, d(T,T)=</text:span></text:span><text:span text:style-name="hljs-number"><text:span text:style-name="T8">0</text:span></text:span><text:span text:style-name="HTML_20_Code"><text:span text:style-name="T8">,d(A,A)=</text:span></text:span><text:span text:style-name="hljs-number"><text:span text:style-name="T8">0</text:span></text:span><text:span text:style-name="HTML_20_Code"><text:span text:style-name="T8">,d(-,G)=</text:span></text:span><text:span text:style-name="hljs-number"><text:span text:style-name="T8">1,d(G,C)=2, d(C,A )=2, d(T,T)=0,d(A,T)=2</text:span></text:span></text:p>
      <text:p text:style-name="P1"><text:span text:style-name="hljs-number"><text:span text:style-name="T8">Buradaki durumda da gördüğümüz gibi yine eşdeğer durumlarda mesafemiz ‘0’ oluyor.Fakat d(-,G) gibi bir durum elimizde varsa mesafe ile ilgili sonucumuzu’1’ almaktayız.</text:span></text:span></text:p>
      <text:p text:style-name="P1"><text:span text:style-name="hljs-number"><text:span text:style-name="T8">Buradaki durumlardan biri olan farklı iki sekans arasındaki mesafe bulunurken d(A,T) gibi bir örnekte incelersek mesafeyi ‘2’ olarak almatayız. </text:span></text:span></text:p>
      <text:p text:style-name="P9"><text:span text:style-name="HTML_20_Code"><text:span text:style-name="T7"/></text:span></text:p>
      <text:p text:style-name="Standard"><text:span text:style-name="HTML_20_Code"><text:span text:style-name="T7"><text:s text:c="9"/>seq1= </text:span></text:span><text:span text:style-name="T3">A <text:s text:c="2"/>- <text:s/>T <text:s/>T <text:s/>G <text:s text:c="2"/>- <text:s/>C <text:s/>T <text:s/>T</text:span></text:p>
      <text:p text:style-name="Standard"><text:span text:style-name="HTML_20_Code"><text:span text:style-name="T7"><text:s text:c="9"/>seq2= </text:span></text:span><text:span text:style-name="T3">A <text:s/>C <text:s/>C <text:s/>T <text:s/>G <text:s/>G <text:s/>C <text:s/>- <text:s/>T</text:span></text:p>
      <text:p text:style-name="Standard"><text:span text:style-name="HTML_20_Code"><text:span text:style-name="T7"><text:s text:c="9"/>seq3= </text:span></text:span><text:span text:style-name="T3">A <text:s/>C <text:s/>T <text:s/>A <text:s/>- <text:s text:c="2"/>G <text:s/>C <text:s/>T <text:s/>A</text:span></text:p>
      <text:p text:style-name="Standard"><text:span text:style-name="T3"><text:s text:c="9"/>seq4= A <text:s/>G <text:s/>T <text:s/>A <text:s/>G <text:s/>C <text:s/>A <text:s/>T <text:s/>T</text:span></text:p>
      <text:p text:style-name="Standard"><text:span text:style-name="HTML_20_Code"><text:span text:style-name="T4"><text:s text:c="20"/>0 <text:s text:c="2"/>1 <text:s text:c="2"/>2 <text:s/>0 <text:s text:c="2"/>0 <text:s text:c="2"/>1 <text:s text:c="2"/>0 <text:s text:c="2"/>1 <text:s/>0</text:span></text:span></text:p>
      <text:p text:style-name="Standard"><text:span text:style-name="HTML_20_Code"><text:span text:style-name="T4"><text:s text:c="20"/>0 <text:s text:c="2"/>1 <text:s text:c="2"/>0 <text:s/>2 <text:s text:c="2"/>1 <text:s text:c="2"/>1 <text:s text:c="2"/>0 <text:s text:c="2"/>0 <text:s/>2</text:span></text:span></text:p>
      <text:p text:style-name="Standard"><text:span text:style-name="HTML_20_Code"><text:span text:style-name="T4"><text:s text:c="20"/>0 <text:s text:c="2"/>1 <text:s text:c="2"/>0 <text:s/>2 <text:s text:c="2"/>0 <text:s text:c="2"/>1 <text:s text:c="2"/>2 <text:s text:c="2"/>0 <text:s/>0 <text:s text:c="10"/></text:span></text:span></text:p>
      <text:p text:style-name="Standard"><text:span text:style-name="HTML_20_Code"><text:span text:style-name="T4"><text:s text:c="20"/>0 <text:s text:c="2"/>0 <text:s text:c="2"/>2 <text:s/>2 <text:s text:c="2"/>1 <text:s text:c="2"/>0 <text:s text:c="2"/>0 <text:s text:c="2"/>1 <text:s/>2</text:span></text:span></text:p>
      <text:p text:style-name="Standard"><text:span text:style-name="HTML_20_Code"><text:span text:style-name="T4"><text:s text:c="20"/>0 <text:s text:c="2"/>2 <text:s text:c="2"/>2 <text:s/>2 <text:s text:c="2"/>0 <text:s text:c="2"/>2 <text:s text:c="2"/>2 <text:s text:c="2"/>1 <text:s/>0</text:span></text:span></text:p>
      <text:p text:style-name="Standard"><text:span text:style-name="HTML_20_Code"><text:span text:style-name="T4"><text:s text:c="20"/>0 <text:s text:c="2"/>2 <text:s text:c="2"/>0 <text:s/>0 <text:s text:c="2"/>1 <text:s text:c="2"/>2 <text:s text:c="2"/>2 <text:s text:c="2"/>0 <text:s/>2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R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</table:table>
      <text:p text:style-name="Standard"><text:span text:style-name="T3"><text:s text:c="20"/>0 +7+ 6+8+3+7+ 6 +3+ 6 <text:s/>=</text:span><text:span text:style-name="T5">46</text:span></text:p>
      <text:p text:style-name="P8"/>
      <text:p text:style-name="Standard"><text:span text:style-name="T3">Buradan çıkan sonucumuz bize konsensüs puanı(Consensus sequences) verecektir.</text:span></text:p>
      <text:p text:style-name="Standard"><text:span text:style-name="T3">Yukarıda yaptığımız işlem bizim konsensüs sekansı bulmamızda ele aldığımız işlem adımlarını içermektedir.</text:span></text:p>
      <text:p text:style-name="P8"/>
      <text:p text:style-name="P8"/>
      <text:p text:style-name="P8"/>
      <text:p text:style-name="P8"/>
      <text:p text:style-name="P8"/>
      <text:p text:style-name="P8"/>
      <text:p text:style-name="Standard"><text:soft-page-break/><text:span text:style-name="T3">Konsensüs sekansını ve Sum of Pairs skorunu bulmak için izleyeceğimiz kodsal adımları inceleyelim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tr" style:country-asian="T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Önceden_20_Biçimlendirilmiş_20_Char" style:display-name="HTML Önceden Biçimlendirilmiş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tr" style:country-asian="TR" style:font-name-complex="Courier New1" style:font-family-complex="'Courier New'" style:font-family-generic-complex="system" style:font-pitch-complex="variable" style:font-size-complex="10pt"/>
    </style:style>
    <style:style style:name="y2iqfc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keyword" style:family="text" style:parent-style-name="Default_20_Paragraph_20_Font"/>
    <style:style style:name="hljs-number" style:family="text" style:parent-style-name="Default_20_Paragraph_20_Font"/>
    <style:style style:name="hljs-string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rat Can Özen</meta:initial-creator>
    <dc:creator>Murat Can Özen</dc:creator>
    <meta:editing-cycles>191</meta:editing-cycles>
    <meta:creation-date>2021-12-15T07:44:00</meta:creation-date>
    <dc:date>2021-12-23T08:30:00</dc:date>
    <meta:editing-duration>PT7H35M</meta:editing-duration>
    <meta:generator>LibreOffice/7.1.8.1$Windows_X86_64 LibreOffice_project/e1f30c802c3269a1d052614453f260e49458c82c</meta:generator>
    <meta:document-statistic meta:table-count="2" meta:image-count="0" meta:object-count="0" meta:page-count="8" meta:paragraph-count="134" meta:word-count="954" meta:character-count="7771" meta:non-whitespace-character-count="6215"/>
    <meta:user-defined meta:name="AppVersion">16.0000</meta:user-defined>
    <meta:template xlink:type="simple" xlink:actuate="onRequest" xlink:title="Normal" xlink:href=""/>
  </office:meta>
</office:document-meta>
</file>